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ff0000" draw:marker-start-width="0.28cm" draw:marker-end-width="0.28cm" draw:fill-color="#ffffff" draw:textarea-horizontal-align="justify" draw:textarea-vertical-align="middle" draw:auto-grow-height="false" fo:min-height="0.196cm" fo:min-width="3.446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ff" draw:marker-start-width="0.28cm" draw:marker-end-width="0.28cm" draw:fill-color="#ffffff" draw:textarea-horizontal-align="justify" draw:textarea-vertical-align="middle" draw:auto-grow-height="false" fo:min-height="0.196cm" fo:min-width="3.446cm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ff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236cm" style:use-optimal-column-width="false"/>
    </style:style>
    <style:style style:name="co2" style:family="table-column">
      <style:table-column-properties style:column-width="1.285cm" style:use-optimal-column-width="false"/>
    </style:style>
    <style:style style:name="ro1" style:family="table-row">
      <style:table-row-properties style:row-height="2.099cm" style:use-optimal-row-height="false"/>
    </style:style>
    <style:style style:name="ro2" style:family="table-row">
      <style:table-row-properties style:row-height="1.18cm" style:use-optimal-row-height="false"/>
    </style:style>
    <style:style style:name="ce1" style:family="table-cell">
      <loext:graphic-properties draw:fill="solid" draw:fill-color="#ffffff" draw:textarea-vertical-align="middle"/>
      <style:paragraph-properties fo:margin-top="0cm" fo:margin-bottom="0cm" fo:text-align="center" fo:border="0.85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85pt solid #000000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font-size="9pt" fo:letter-spacing="-0.06cm" style:font-size-asian="9pt" style:font-size-complex="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line draw:style-name="gr1" draw:text-style-name="P1" draw:layer="layout" svg:x1="6cm" svg:y1="3.75cm" svg:x2="10cm" svg:y2="3.75cm">
          <text:p/>
        </draw:line>
        <draw:custom-shape draw:style-name="gr2" draw:text-style-name="P2" draw:layer="layout" svg:width="4cm" svg:height="0.5cm" svg:x="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6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2cm" svg:x="6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9.8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4" draw:layer="layout" svg:x1="6cm" svg:y1="5.25cm" svg:x2="10cm" svg:y2="5.25cm">
          <text:p/>
        </draw:line>
        <draw:custom-shape draw:style-name="gr4" draw:text-style-name="P2" draw:layer="layout" svg:width="0.2cm" svg:height="0.2cm" svg:x="6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9.8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cm" svg:height="0.5cm" svg:x="6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0.5cm" svg:x="6cm" svg:y="6.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cm" svg:y1="5.7cm" svg:x2="10cm" svg:y2="5.7cm">
          <text:p/>
        </draw:line>
        <draw:custom-shape draw:style-name="gr7" draw:text-style-name="P2" draw:layer="layout" svg:width="0.2cm" svg:height="0.2cm" svg:x="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cm" svg:height="0.2cm" svg:x="9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6cm" svg:y1="7.25cm" svg:x2="10cm" svg:y2="7.25cm">
          <text:p/>
        </draw:line>
        <draw:custom-shape draw:style-name="gr7" draw:text-style-name="P2" draw:layer="layout" svg:width="0.2cm" svg:height="0.2cm" svg:x="6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cm" svg:height="0.2cm" svg:x="9.8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draw:style-name="standard" draw:layer="layout" svg:width="35.36cm" svg:height="10.358cm" svg:x="-6.012cm" svg:y="2.635cm">
          <table:table table:template-name="earth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6">문산</text:p>
              </table:table-cell>
              <table:table-cell>
                <text:p text:style-name="P6">파주</text:p>
              </table:table-cell>
              <table:table-cell>
                <text:p text:style-name="P6">월롱</text:p>
              </table:table-cell>
              <table:table-cell>
                <text:p text:style-name="P6">금촌</text:p>
              </table:table-cell>
              <table:table-cell>
                <text:p text:style-name="P6">금릉</text:p>
              </table:table-cell>
              <table:table-cell>
                <text:p text:style-name="P6">운정</text:p>
              </table:table-cell>
              <table:table-cell>
                <text:p text:style-name="P6">야당</text:p>
              </table:table-cell>
              <table:table-cell>
                <text:p text:style-name="P6">탄현</text:p>
              </table:table-cell>
              <table:table-cell>
                <text:p text:style-name="P6">일산</text:p>
              </table:table-cell>
              <table:table-cell>
                <text:p text:style-name="P6">풍산</text:p>
              </table:table-cell>
              <table:table-cell>
                <text:p text:style-name="P6">백마</text:p>
              </table:table-cell>
              <table:table-cell>
                <text:p text:style-name="P6">곡산</text:p>
              </table:table-cell>
              <table:table-cell>
                <text:p text:style-name="P6">대곡</text:p>
              </table:table-cell>
              <table:table-cell>
                <text:p text:style-name="P6">능곡</text:p>
              </table:table-cell>
              <table:table-cell>
                <text:p text:style-name="P6">행신</text:p>
              </table:table-cell>
              <table:table-cell>
                <text:p text:style-name="P6">강매</text:p>
              </table:table-cell>
              <table:table-cell>
                <text:p text:style-name="P6">화전</text:p>
              </table:table-cell>
              <table:table-cell>
                <text:p text:style-name="P6">수색</text:p>
              </table:table-cell>
              <table:table-cell>
                <text:p text:style-name="P6">상암</text:p>
              </table:table-cell>
              <table:table-cell>
                <text:p text:style-name="P6">가좌</text:p>
              </table:table-cell>
              <table:table-cell>
                <text:p text:style-name="P6">홍대</text:p>
              </table:table-cell>
              <table:table-cell>
                <text:p text:style-name="P6">서강</text:p>
              </table:table-cell>
              <table:table-cell>
                <text:p text:style-name="P6">공덕</text:p>
              </table:table-cell>
              <table:table-cell>
                <text:p text:style-name="P6">효창</text:p>
              </table:table-cell>
              <table:table-cell>
                <text:p text:style-name="P6">용산</text:p>
              </table:table-cell>
            </table:table-row>
            <table:table-row table:style-name="ro2" table:default-cell-style-name="ce1">
              <table:table-cell>
                <text:p text:style-name="P6">ALLSTOP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</table:table-row>
            <table:table-row table:style-name="ro2" table:default-cell-style-name="ce1">
              <table:table-cell>
                <text:p text:style-name="P6">RAPID</text:p>
              </table:table-cell>
              <table:table-cell>
                <text:p text:style-name="P6">O</text:p>
              </table:table-cell>
              <table:table-cell/>
              <table:table-cell/>
              <table:table-cell>
                <text:p text:style-name="P6">O</text:p>
              </table:table-cell>
              <table:table-cell/>
              <table:table-cell/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/>
              <table:table-cell>
                <text:p text:style-name="P6">O</text:p>
              </table:table-cell>
              <table:table-cell/>
              <table:table-cell>
                <text:p text:style-name="P6">O</text:p>
              </table:table-cell>
              <table:table-cell/>
              <table:table-cell>
                <text:p text:style-name="P6">O</text:p>
              </table:table-cell>
              <table:table-cell/>
              <table:table-cell/>
              <table:table-cell/>
              <table:table-cell>
                <text:p text:style-name="P6">O</text:p>
              </table:table-cell>
              <table:table-cell/>
              <table:table-cell>
                <text:p text:style-name="P6">O</text:p>
              </table:table-cell>
              <table:table-cell/>
              <table:table-cell>
                <text:p text:style-name="P6">O</text:p>
              </table:table-cell>
              <table:table-cell/>
              <table:table-cell>
                <text:p text:style-name="P6">O</text:p>
              </table:table-cell>
            </table:table-row>
            <table:table-row table:style-name="ro2" table:default-cell-style-name="ce1">
              <table:table-cell>
                <text:p text:style-name="P6">S. RAPID</text:p>
              </table:table-cell>
              <table:table-cell>
                <text:p text:style-name="P6">O</text:p>
              </table:table-cell>
              <table:table-cell/>
              <table:table-cell/>
              <table:table-cell>
                <text:p text:style-name="P6">O</text:p>
              </table:table-cell>
              <table:table-cell/>
              <table:table-cell/>
              <table:table-cell/>
              <table:table-cell/>
              <table:table-cell>
                <text:p text:style-name="P6">O</text:p>
              </table:table-cell>
              <table:table-cell/>
              <table:table-cell/>
              <table:table-cell/>
              <table:table-cell>
                <text:p text:style-name="P6">O</text:p>
              </table:table-cell>
              <table:table-cell/>
              <table:table-cell>
                <text:p text:style-name="P6">O</text:p>
              </table:table-cell>
              <table:table-cell/>
              <table:table-cell/>
              <table:table-cell/>
              <table:table-cell>
                <text:p text:style-name="P6">O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6">O</text:p>
              </table:table-cell>
            </table:table-row>
            <table:table-row table:style-name="ro2" table:default-cell-style-name="ce2">
              <table:table-cell>
                <text:p text:style-name="P7">SPLIT A</text:p>
              </table:table-cell>
              <table:table-cell>
                <text:p text:style-name="P7">O</text:p>
              </table:table-cell>
              <table:table-cell/>
              <table:table-cell/>
              <table:table-cell>
                <text:p text:style-name="P7">O</text:p>
              </table:table-cell>
              <table:table-cell>
                <text:p text:style-name="P7">O</text:p>
              </table:table-cell>
              <table:table-cell>
                <text:p text:style-name="P7">O</text:p>
              </table:table-cell>
              <table:table-cell>
                <text:p text:style-name="P7">O</text:p>
              </table:table-cell>
              <table:table-cell>
                <text:p text:style-name="P7">O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7">O</text:p>
              </table:table-cell>
              <table:table-cell/>
              <table:table-cell>
                <text:p text:style-name="P7">O</text:p>
              </table:table-cell>
              <table:table-cell/>
              <table:table-cell>
                <text:p text:style-name="P7">O</text:p>
              </table:table-cell>
              <table:table-cell/>
              <table:table-cell>
                <text:p text:style-name="P7">O</text:p>
              </table:table-cell>
            </table:table-row>
            <table:table-row table:style-name="ro2" table:default-cell-style-name="ce2">
              <table:table-cell>
                <text:p text:style-name="P7">SPLIT B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7">O</text:p>
              </table:table-cell>
              <table:table-cell>
                <text:p text:style-name="P7">O</text:p>
              </table:table-cell>
              <table:table-cell>
                <text:p text:style-name="P7">O</text:p>
              </table:table-cell>
              <table:table-cell/>
              <table:table-cell>
                <text:p text:style-name="P7">O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">O</text:p>
              </table:table-cell>
              <table:table-cell/>
              <table:table-cell>
                <text:p text:style-name="P7">O</text:p>
              </table:table-cell>
              <table:table-cell/>
              <table:table-cell>
                <text:p text:style-name="P7">O</text:p>
              </table:table-cell>
              <table:table-cell/>
              <table:table-cell>
                <text:p text:style-name="P7">O</text:p>
              </table:table-cell>
            </table:table-row>
            <table:table-row table:style-name="ro2" table:default-cell-style-name="ce2">
              <table:table-cell>
                <text:p text:style-name="P7">SPLIT C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7">O</text:p>
              </table:table-cell>
              <table:table-cell>
                <text:p text:style-name="P7">O</text:p>
              </table:table-cell>
              <table:table-cell>
                <text:p text:style-name="P7">O</text:p>
              </table:table-cell>
              <table:table-cell/>
              <table:table-cell/>
              <table:table-cell>
                <text:p text:style-name="P7">O</text:p>
              </table:table-cell>
              <table:table-cell/>
              <table:table-cell>
                <text:p text:style-name="P7">O</text:p>
              </table:table-cell>
              <table:table-cell/>
              <table:table-cell>
                <text:p text:style-name="P7">O</text:p>
              </table:table-cell>
              <table:table-cell/>
              <table:table-cell>
                <text:p text:style-name="P7">O</text:p>
              </table:table-cell>
            </table:table-row>
            <table:table-row table:style-name="ro2" table:default-cell-style-name="ce1">
              <table:table-cell>
                <text:p text:style-name="P6">등교특급</text:p>
              </table:table-cell>
              <table:table-cell>
                <text:p text:style-name="P6">O</text:p>
              </table:table-cell>
              <table:table-cell/>
              <table:table-cell/>
              <table:table-cell>
                <text:p text:style-name="P6">O</text:p>
              </table:table-cell>
              <table:table-cell/>
              <table:table-cell/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/>
              <table:table-cell>
                <text:p text:style-name="P6">O</text:p>
              </table:table-cell>
              <table:table-cell/>
              <table:table-cell>
                <text:p text:style-name="P6">O</text:p>
              </table:table-cell>
              <table:table-cell/>
              <table:table-cell/>
              <table:table-cell/>
              <table:table-cell>
                <text:p text:style-name="P6">O</text:p>
              </table:table-cell>
              <table:table-cell/>
              <table:table-cell/>
              <table:table-cell/>
              <table:table-cell>
                <text:p text:style-name="P6">O</text:p>
              </table:table-cell>
              <table:table-cell>
                <text:p text:style-name="P6">O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oto Sans CJK KR" fo:font-family="'Noto Sans CJK KR'" style:font-family-generic="roman" style:font-pitch="variable" fo:font-size="18pt" style:letter-kerning="true" style:font-name-asian="Noto Sans CJK KR1" style:font-family-asian="'Noto Sans CJK K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15:31:08.974556688</meta:creation-date>
    <dc:date>2022-09-30T23:09:22.817785630</dc:date>
    <meta:editing-duration>PT19M</meta:editing-duration>
    <meta:editing-cycles>4</meta:editing-cycles>
    <meta:generator>LibreOffice/7.3.5.2$Linux_X86_64 LibreOffice_project/30$Build-2</meta:generator>
    <meta:document-statistic meta:object-count="42"/>
  </office:meta>
</office:document-meta>
</file>